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875in" style:rel-column-width="19755*"/>
    </style:style>
    <style:style style:name="Table1.B" style:family="table-column">
      <style:table-column-properties style:column-width="4.8375in" style:rel-column-width="4578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Table_20_Contents" style:list-style-name="L10"/>
    <style:style style:name="P19" style:family="paragraph" style:parent-style-name="Table_20_Contents" style:list-style-name="L11"/>
    <style:style style:name="P20" style:family="paragraph" style:parent-style-name="Table_20_Contents" style:list-style-name="L12"/>
    <style:style style:name="P21" style:family="paragraph" style:parent-style-name="Table_20_Contents" style:list-style-name="L13"/>
    <style:style style:name="P22" style:family="paragraph" style:parent-style-name="Table_20_Contents" style:list-style-name="L1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K. II CARGO ROBOT</text:p>
      <text:p text:style-name="P4">USER'S MANUAL</text:p>
      <text:p text:style-name="Standard"/>
      <text:p text:style-name="Standard"/>
      <text:p text:style-name="Standard">FOR INDOOR USE ONLY</text:p>
      <text:p text:style-name="Standard"/>
      <text:p text:style-name="Standard">DO NOT DRIVE ROBOT INTO PETS OR PEOPLE – INJURY MAY OCCUR</text:p>
      <text:p text:style-name="Standard"/>
      <text:p text:style-name="Standard">AVOID DRIVING ROBOTS INTO WALLS, APPLIANCES, ETC. <text:s/>– DAMAGE MAY OCCUR</text:p>
      <text:p text:style-name="Standard"/>
      <text:p text:style-name="Standard"/>
      <text:p text:style-name="P3">MAIN ASSEMBLIES</text:p>
      <text:p text:style-name="Standard"/>
      <text:list xml:id="list1493097292825668205" text:style-name="L1">
        <text:list-item>
          <text:p text:style-name="P6"><text:span text:style-name="T1">Roku Camera:</text:span><text:span text:style-name="T4"> <text:s/>It provides a live video stream for remote operation. <text:s/>Any device that supports a Roku Camera or Smart Home app can be used to view the live video stream, e.g. Roku TV, iPad, and Android or iOS phone.</text:span></text:p>
        </text:list-item>
        <text:list-item>
          <text:p text:style-name="P6"><text:span text:style-name="T1">Basket:</text:span> <text:s/>It carries cargo. <text:s/>The handles may be used to lift the robot. <text:s/>Avoid placing items in the basket that block the camera.</text:p>
        </text:list-item>
        <text:list-item>
          <text:p text:style-name="P6"><text:span text:style-name="T1">Tower:</text:span> <text:s/>It has the camera, motor controllers, and remote control receiver. <text:s/>A clear back panel provides a view of status LEDs on the remote control receiver and motor controllers.</text:p>
        </text:list-item>
        <text:list-item>
          <text:p text:style-name="P6"><text:span text:style-name="T1">Battery box:</text:span> <text:s/>It is on the bottom of the robot. <text:s/>It has a 3-position power switch, green power indicator LED, and battery charging jack on the outer right side. <text:s/>Inside, there is a 7.2V 5000mAH NiMH battery pack and a fuse box that distributes power. <text:s/>It uses four automotive blade type fuses. <text:s/>There is a 5A fuse for each motor, the camera, and the power indicator LED.</text:p>
        </text:list-item>
        <text:list-item>
          <text:p text:style-name="P6"><text:span text:style-name="T1">Drive train:</text:span> <text:s/>It has the two motors, drive wheels, and anti-tip skids.</text:p>
        </text:list-item>
        <text:list-item>
          <text:p text:style-name="P6"><text:span text:style-name="T1">Caster:</text:span> <text:s/>It is a dual-wheel furniture caster with a mounting blocks and spacers.</text:p>
        </text:list-item>
        <text:list-item>
          <text:p text:style-name="P6"><text:span text:style-name="T1">Hand-held remote</text:span>: <text:s/>It is used to drive the robot.</text:p>
        </text:list-item>
      </text:list>
      <text:p text:style-name="Standard"/>
      <text:p text:style-name="Standard"/>
      <text:p text:style-name="P3">POWER</text:p>
      <text:p text:style-name="Standard"/>
      <text:p text:style-name="Standard">A three-position switch controls power to the robot.</text:p>
      <text:p text:style-name="Standard"/>
      <text:list xml:id="list129166561654915055" text:style-name="L2">
        <text:list-item>
          <text:p text:style-name="P7">Flip the power switch up to “power up” the robot.</text:p>
        </text:list-item>
        <text:list-item>
          <text:p text:style-name="P7">Flip the power switch down to “power down” the robot.</text:p>
        </text:list-item>
        <text:list-item>
          <text:p text:style-name="P7">The green power indicator LED by the switch turns on when the switch is in the up position.</text:p>
        </text:list-item>
        <text:list-item>
          <text:p text:style-name="P7">Use the down position for charging.</text:p>
        </text:list-item>
        <text:list-item>
          <text:p text:style-name="P7">The middle position disables charging and normal operation.</text:p>
          <text:p text:style-name="P7"/>
        </text:list-item>
      </text:list>
      <text:p text:style-name="Standard">If the robot is out of control, grab it and/or tip it on its back, and flip the switch down.</text:p>
      <text:p text:style-name="Standard"/>
      <text:p text:style-name="Standard">Press and hold the “ON” button to toggle power on the hand-held remote. <text:s/>The green LED on the remote control receiver will be solid when the hand-held remote is on and a link is established. <text:s/>It will blink if the hand-held remote is off or no link is established.</text:p>
      <text:p text:style-name="Standard"/>
      <text:p text:style-name="P5">DRIVING</text:p>
      <text:p text:style-name="Standard"/>
      <text:p text:style-name="Standard">The robot uses “tank” steering.</text:p>
      <text:p text:style-name="Standard"/>
      <text:list xml:id="list4902928242047456409" text:style-name="L3">
        <text:list-item>
          <text:p text:style-name="P8">Move joystick forward to go forward.</text:p>
        </text:list-item>
        <text:list-item>
          <text:p text:style-name="P8">Move joystick backward to go backward.</text:p>
        </text:list-item>
        <text:list-item>
          <text:p text:style-name="P8">Move joystick left or right to spin in place.</text:p>
        </text:list-item>
        <text:list-item>
          <text:p text:style-name="P8">Move joystick left/right while also moving it forward/backward to turn.</text:p>
        </text:list-item>
      </text:list>
      <text:p text:style-name="Standard"/>
      <text:p text:style-name="Standard">Auto-throttle mode:</text:p>
      <text:p text:style-name="Standard"/>
      <text:list xml:id="list2065977669698068921" text:style-name="L4">
        <text:list-item>
          <text:p text:style-name="P9">Click the OK button on front of the transmitter. <text:s/>Listen for one beep.</text:p>
        </text:list-item>
        <text:list-item>
          <text:p text:style-name="P9">Push the joystick forward and release it again. <text:s/>Listen for one beep.</text:p>
        </text:list-item>
        <text:list-item>
          <text:p text:style-name="P9">Repeat push-forward-and-release on the joystick until robot starts moving.</text:p>
        </text:list-item>
        <text:list-item>
          <text:p text:style-name="P9">Additional push-forward-and-release will increase speed.</text:p>
        </text:list-item>
        <text:list-item>
          <text:p text:style-name="P9">Move joystick left or right to steer.</text:p>
        </text:list-item>
        <text:list-item>
          <text:p text:style-name="P9">Click the OK button on front of the transmitter to exit auto-throttle mode.</text:p>
        </text:list-item>
      </text:list>
      <text:p text:style-name="Standard"/>
      <text:p text:style-name="Standard"/>
      <text:p text:style-name="P3">CHARGING</text:p>
      <text:p text:style-name="Standard"/>
      <text:p text:style-name="Standard">The robot and the hand-held remote are rechargeable. <text:s/>To recharge the robot:</text:p>
      <text:p text:style-name="Standard"/>
      <text:list xml:id="list4584049416621579847" text:style-name="L5">
        <text:list-item>
          <text:p text:style-name="P10">Pull out the plastic plug that protects the charging connector.</text:p>
        </text:list-item>
        <text:list-item>
          <text:p text:style-name="P10">Put the power switch in the <text:span text:style-name="T3">middle</text:span> position.</text:p>
        </text:list-item>
        <text:list-item>
          <text:p text:style-name="P10">Plug the charger into a wall socket.</text:p>
        </text:list-item>
        <text:list-item>
          <text:p text:style-name="P10">Plug the charger jack into the robot.</text:p>
        </text:list-item>
        <text:list-item>
          <text:p text:style-name="P10">Put the power switch in the <text:span text:style-name="T3">down</text:span> position.</text:p>
        </text:list-item>
        <text:list-item>
          <text:p text:style-name="P10">The charger's LED will be red while the unit is charging.</text:p>
        </text:list-item>
        <text:list-item>
          <text:p text:style-name="P10">The charger's LED will be green when charging is complete.</text:p>
        </text:list-item>
        <text:list-item>
          <text:p text:style-name="P10">Put the power switch in the <text:span text:style-name="T3">middle</text:span> position.</text:p>
        </text:list-item>
        <text:list-item>
          <text:p text:style-name="P10">Unplug the charger jack from the robot.</text:p>
        </text:list-item>
        <text:list-item>
          <text:p text:style-name="P10">Unplug the charger from the wall socket.</text:p>
        </text:list-item>
        <text:list-item>
          <text:p text:style-name="P10">Put the power switch in the <text:span text:style-name="T3">down</text:span> position.</text:p>
        </text:list-item>
        <text:list-item>
          <text:p text:style-name="P10">Replace the plastic plug that protects the charging connector.</text:p>
        </text:list-item>
      </text:list>
      <text:p text:style-name="Standard"/>
      <text:p text:style-name="Standard">It may take several hours to charge the robot's battery.</text:p>
      <text:p text:style-name="Standard"/>
      <text:p text:style-name="Standard">Do not leave the robot unattended while charging.</text:p>
      <text:p text:style-name="Standard"/>
      <text:p text:style-name="Standard">Do not leave the charger connected after the battery is fully charged.</text:p>
      <text:p text:style-name="Standard"/>
      <text:p text:style-name="Standard">Any 5V phone charger with a USB-C plug can charge the hand-held remote. <text:s/>A red light by the joystick turns on when the unit is charging. <text:s/>A small green light turns on near the USB-C plug when charging is complete. <text:s/>It may take up to an hour to charge the remote.</text:p>
      <text:p text:style-name="P5">RECONFIGURING CAMERA</text:p>
      <text:p text:style-name="Standard"/>
      <text:p text:style-name="Standard">The robot uses a stock Roku camera. <text:s/>Install the Roku Smart Home app. <text:s/>The camera will need to be reconfigured when the robot is moved to a location with a different WiFi network.</text:p>
      <text:p text:style-name="Standard"/>
      <text:list xml:id="list3165565971987841933" text:style-name="L6">
        <text:list-item>
          <text:p text:style-name="P11">Gently tilt the back of the camera up and then gently tilt the front of the camera up.</text:p>
        </text:list-item>
        <text:list-item>
          <text:p text:style-name="P11">The camera configuration buttons are under the front of the camera near the lens.</text:p>
        </text:list-item>
        <text:list-item>
          <text:p text:style-name="P11">Follow instructions in the app for adding, connecting, and configuring the camera.</text:p>
        </text:list-item>
        <text:list-item>
          <text:p text:style-name="P11">Gently press the camera back into place.</text:p>
        </text:list-item>
      </text:list>
      <text:p text:style-name="Standard"/>
      <text:p text:style-name="Standard">Use the app to disable <text:span text:style-name="T5">all</text:span> <text:span text:style-name="T3">notifications</text:span> and <text:span text:style-name="T3">event detection</text:span> features. <text:s/>Driving the robot can generate unwanted events. <text:s/>Additional camera features configurable by the app include:</text:p>
      <text:p text:style-name="Standard"/>
      <text:list xml:id="list3315245418474603465" text:style-name="L7">
        <text:list-item>
          <text:p text:style-name="P12">Night vision mode</text:p>
        </text:list-item>
        <text:list-item>
          <text:p text:style-name="P12">2-way audio</text:p>
        </text:list-item>
        <text:list-item>
          <text:p text:style-name="P12">Siren</text:p>
        </text:list-item>
      </text:list>
      <text:p text:style-name="Standard"/>
      <text:p text:style-name="Standard">Roku may update the camera software automatically. <text:s/>Some users have reported that updates have “broken” their camera. <text:s/>Unfortunately, nothing can be done if this occurs. <text:s/>Consider replacing it with a different brand of camera; i.e. Wyze, Blink, etc. <text:s/>(Modifications to the camera mount or power cable may be required. <text:s/>Contact builder.)</text:p>
      <text:p text:style-name="Standard"/>
      <text:p text:style-name="Standard"/>
      <text:p text:style-name="P3">REPLACING CAMERA</text:p>
      <text:p text:style-name="Standard"/>
      <text:p text:style-name="Standard">The camera can be removed and replaced if desired.</text:p>
      <text:p text:style-name="Standard"/>
      <text:list xml:id="list2159423036338555827" text:style-name="L8">
        <text:list-item>
          <text:p text:style-name="P13">Remove the four screws on the <text:span text:style-name="T2">sides</text:span> of the tower that secure the clear back panel.</text:p>
        </text:list-item>
        <text:list-item>
          <text:p text:style-name="P13">Use the yellow velcro tabs to grab the back panel and remove it.</text:p>
        </text:list-item>
        <text:list-item>
          <text:p text:style-name="P13">Unplug the white camera power cable (micro USB).</text:p>
        </text:list-item>
        <text:list-item>
          <text:p text:style-name="P13">Push the cable connected to the camera up through the hole in the tower.</text:p>
        </text:list-item>
        <text:list-item>
          <text:p text:style-name="P13">Slide the camera <text:span text:style-name="T2">forward</text:span>. <text:s/>Do NOT pull up on the camera.</text:p>
        </text:list-item>
      </text:list>
      <text:p text:style-name="Standard"/>
      <text:p text:style-name="Standard">Reverse the process to replace the camera.</text:p>
      <text:p text:style-name="Standard"/>
      <text:p text:style-name="Standard"/>
      <text:p text:style-name="P3">REGUALAR MAINTENANCE</text:p>
      <text:p text:style-name="Standard"/>
      <text:list xml:id="list4605820761294712123" text:style-name="L9">
        <text:list-item>
          <text:p text:style-name="P14">Inspect fasteners. <text:s/>Tighten any that are loose. <text:s/>Do not over-tighten. <text:s/>Tools required:</text:p>
          <text:list>
            <text:list-item>
              <text:p text:style-name="P14">Various Phillips-head screwdrivers (body and some motor mount screws)</text:p>
            </text:list-item>
            <text:list-item>
              <text:p text:style-name="P14">Small flathead screwdriver (camera mount)</text:p>
            </text:list-item>
            <text:list-item>
              <text:p text:style-name="P14">7/64” hex key (for wheel mount hardware)</text:p>
            </text:list-item>
            <text:list-item>
              <text:p text:style-name="P14">3mm hex key (for motor mount hardware)</text:p>
            </text:list-item>
          </text:list>
        </text:list-item>
        <text:list-item>
          <text:p text:style-name="P14">Inspect wiring. <text:s/>If anything appears to be broken, do not use the robot. <text:s/>Contact builder.</text:p>
        </text:list-item>
        <text:list-item>
          <text:p text:style-name="P14">Remove any debris from wheels or axles that may interfere with movement.</text:p>
        </text:list-item>
      </text:list>
      <text:p text:style-name="P5">BATTERY AND FUSE ACCESS</text:p>
      <text:p text:style-name="P3"/>
      <text:p text:style-name="P16">If the robot will be idle for a long period of time, unplug the battery. <text:s/>Tip the robot on its back, remove the 6 screws in the battery box cover, and gently lift off the cover. <text:s/>Locate the battery connector and unplug it. <text:s/>Gently replace the cover and screws. <text:s/>The fuses are also located in the battery box. <text:s/>A small red LED will indicate a blown fuse when power is turned on. <text:s/>Contact builder if a fuse blows.</text:p>
      <text:p text:style-name="P16"><text:s/></text:p>
      <text:p text:style-name="P3"/>
      <text:p text:style-name="P3">TROUBLESHOOTING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OBLEM</text:p>
          </table:table-cell>
          <table:table-cell table:style-name="Table1.B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Table_20_Contents">Nothing happens when power is turned on.</text:p>
          </table:table-cell>
          <table:table-cell table:style-name="Table1.B2" office:value-type="string">
            <text:list xml:id="list3505221612481631899" text:style-name="L10">
              <text:list-item>
                <text:p text:style-name="P18">Battery might be completely dead. <text:s/>Charge battery.</text:p>
              </text:list-item>
              <text:list-item>
                <text:p text:style-name="P18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Main power light doesn't work but receiver <text:s/>blinks.</text:p>
          </table:table-cell>
          <table:table-cell table:style-name="Table1.B2" office:value-type="string">
            <text:list xml:id="list6166485635559283890" text:style-name="L11">
              <text:list-item>
                <text:p text:style-name="P19">Fuse might be blown. <text:s/>Check fuses.</text:p>
              </text:list-item>
              <text:list-item>
                <text:p text:style-name="P19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One motor stopped working.</text:p>
          </table:table-cell>
          <table:table-cell table:style-name="Table1.B2" office:value-type="string">
            <text:list xml:id="list1862241871" text:continue-numbering="true" text:style-name="L11">
              <text:list-item>
                <text:p text:style-name="P19">Fuse might be blown. <text:s/>Check fuses.</text:p>
              </text:list-item>
              <text:list-item>
                <text:p text:style-name="P19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Both motors stopped working.</text:p>
          </table:table-cell>
          <table:table-cell table:style-name="Table1.B2" office:value-type="string">
            <text:list xml:id="list1858817890" text:continue-numbering="true" text:style-name="L11">
              <text:list-item>
                <text:p text:style-name="P19">Battery might be low. <text:s/>Charge battery.</text:p>
              </text:list-item>
              <text:list-item>
                <text:p text:style-name="P19">Fuses might be blown. <text:s/>Check fuses.</text:p>
              </text:list-item>
              <text:list-item>
                <text:p text:style-name="P19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Both motors work but inputs from transmitter do not produce desired movement.</text:p>
          </table:table-cell>
          <table:table-cell table:style-name="Table1.B2" office:value-type="string">
            <text:list xml:id="list146544045" text:continue-numbering="true" text:style-name="L11">
              <text:list-item>
                <text:p text:style-name="P19">Motors might be out of trim. <text:s/>Adjust trim controls on transmitter.</text:p>
              </text:list-item>
              <text:list-item>
                <text:p text:style-name="P19">Transmitter might be configured incorrectly. <text:s/>Reconfigure transmitter for “hybrid” mode.</text:p>
              </text:list-item>
              <text:list-item>
                <text:p text:style-name="P19">Motors might be connected incorrectly. <text:s/>Contact builder.</text:p>
              </text:list-item>
              <text:list-item>
                <text:p text:style-name="P19">Motor controllers might be connected incorrectly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Receiver blinks but does not respond to transmitter.</text:p>
          </table:table-cell>
          <table:table-cell table:style-name="Table1.B2" office:value-type="string">
            <text:list xml:id="list5748055755543470105" text:style-name="L12">
              <text:list-item>
                <text:p text:style-name="P20">Transmitter battery might be dead. <text:s/>Charge transmitter.</text:p>
              </text:list-item>
              <text:list-item>
                <text:p text:style-name="P20">Transmitter and Receiver link might not be configured. <text:s/>Follow manual to reconfigure link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Camera doesn't work (no LED lights).</text:p>
          </table:table-cell>
          <table:table-cell table:style-name="Table1.B2" office:value-type="string">
            <text:list xml:id="list388384577" text:continue-list="list146544045" text:style-name="L11">
              <text:list-item>
                <text:p text:style-name="P19">Battery might be low. <text:s/>Charge battery.</text:p>
              </text:list-item>
              <text:list-item>
                <text:p text:style-name="P19">Fuse might be blown. <text:s/>Check fuses.</text:p>
              </text:list-item>
              <text:list-item>
                <text:p text:style-name="P19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Camera doesn't work (can't connect with viewing device).</text:p>
          </table:table-cell>
          <table:table-cell table:style-name="Table1.B2" office:value-type="string">
            <text:list xml:id="list8512617325445648286" text:style-name="L13">
              <text:list-item>
                <text:p text:style-name="P21">Link might be configured incorrectly. <text:s/>Reconfigure Roku camera.</text:p>
              </text:list-item>
              <text:list-item>
                <text:p text:style-name="P21">If red LED is blinking, the camera might be getting an automatic update. <text:s/>Leave camera on for several minutes. <text:s/>Cycle power and try connecting again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Run time is shorter than expected after full charge.</text:p>
          </table:table-cell>
          <table:table-cell table:style-name="Table1.B2" office:value-type="string">
            <text:list xml:id="list3090508100652053731" text:style-name="L14">
              <text:list-item>
                <text:p text:style-name="P22">Battery may be faulty. <text:s/>Replace battery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2 <text:s/>12-22-2024 <text:s/>Mark R. Whitne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Whitney</meta:initial-creator>
    <meta:creation-date>2024-11-14T07:29:12</meta:creation-date>
    <dc:date>2024-12-22T11:54:13</dc:date>
    <dc:creator>Mark Whitney</dc:creator>
    <meta:editing-duration>PT3H20M22S</meta:editing-duration>
    <meta:editing-cycles>48</meta:editing-cycles>
    <meta:generator>OpenOffice/4.1.1$Unix OpenOffice.org_project/411m6$Build-9775</meta:generator>
    <meta:printed-by>Mark Whitney</meta:printed-by>
    <meta:print-date>2024-12-01T12:46:44</meta:print-date>
    <meta:document-statistic meta:table-count="1" meta:image-count="0" meta:object-count="0" meta:page-count="4" meta:paragraph-count="117" meta:word-count="1372" meta:character-count="7798"/>
  </office:meta>
</office:document-meta>
</file>